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16.25cm" draw:shadow="hidden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7.5pt" style:font-size-asian="17.5pt" style:font-size-complex="17.5pt"/>
    </style:style>
    <style:style style:name="P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color="#c9211e" loext:opacity="100%" style:font-name="DejaVuSans1" fo:font-size="15pt" fo:font-weight="bold" style:font-size-asian="15pt" style:font-name-complex="DejaVuSans1" style:font-size-complex="15pt" style:font-weight-complex="bold"/>
    </style:style>
    <style:style style:name="T2" style:family="text">
      <style:text-properties fo:color="#158466" loext:opacity="100%" style:font-name="DejaVuSans1" fo:font-size="14pt" fo:font-weight="bold" style:font-size-asian="14pt" style:font-name-complex="DejaVuSans1" style:font-size-complex="14pt" style:font-weight-complex="bold"/>
    </style:style>
    <style:style style:name="T3" style:family="text">
      <style:text-properties fo:color="#000000" loext:opacity="100%" style:font-name="DejaVuSans1" fo:font-size="14pt" fo:font-weight="bold" style:font-size-asian="14pt" style:font-name-complex="DejaVuSans1" style:font-size-complex="14pt" style:font-weight-complex="bold"/>
    </style:style>
    <style:style style:name="T4" style:family="text">
      <style:text-properties fo:color="#000000" loext:opacity="100%" style:font-name="DejaVuSans1" fo:font-size="14pt" style:font-size-asian="14pt" style:font-name-complex="DejaVuSans1" style:font-size-complex="14pt"/>
    </style:style>
    <style:style style:name="T5" style:family="text">
      <style:text-properties fo:color="#000000" loext:opacity="100%" style:font-name="DejaVuSans1" fo:font-size="8.10000038146973pt" style:font-size-asian="8.10000038146973pt" style:font-name-complex="DejaVuSans1" style:font-size-complex="8.10000038146973pt"/>
    </style:style>
    <style:style style:name="T6" style:family="text">
      <style:text-properties fo:color="#000000" loext:opacity="100%" style:font-name="DejaVuSans1" fo:font-size="14pt" fo:font-style="italic" style:font-size-asian="14pt" style:font-name-complex="DejaVuSans1" style:font-size-complex="14pt" style:font-style-complex="italic"/>
    </style:style>
    <style:style style:name="T7" style:family="text">
      <style:text-properties fo:color="#3465a4" loext:opacity="100%" style:font-name="DejaVuSans1" fo:font-size="14pt" fo:font-weight="bold" style:font-size-asian="14pt" style:font-name-complex="DejaVuSans1" style:font-size-complex="14pt" style:font-weight-complex="bold"/>
    </style:style>
    <style:style style:name="T8" style:family="text">
      <style:text-properties fo:color="#000000" loext:opacity="100%" style:font-name="OpenSymbol1" fo:font-size="12.3999996185303pt" style:font-size-asian="12.3999996185303pt" style:font-name-complex="OpenSymbol1" style:font-size-complex="12.3999996185303pt"/>
    </style:style>
    <style:style style:name="T9" style:family="text">
      <style:text-properties fo:color="#000000" loext:opacity="100%" style:font-name="OpenSymbol1" fo:font-size="12pt" style:font-size-asian="12pt" style:font-name-complex="OpenSymbol1" style:font-size-complex="12pt"/>
    </style:style>
    <style:style style:name="T10" style:family="text">
      <style:text-properties fo:color="#000000" loext:opacity="100%" style:font-name="LiberationSerif1" fo:font-size="12pt" style:font-size-asian="12pt" style:font-name-complex="LiberationSerif1" style:font-size-complex="12pt"/>
    </style:style>
    <style:style style:name="T11" style:family="text">
      <style:text-properties fo:color="#000000" loext:opacity="100%" style:font-name="OpenSymbol1" fo:font-size="17.5pt" style:font-size-asian="17.5pt" style:font-name-complex="OpenSymbol1" style:font-size-complex="17.5pt" style:text-scale="68%"/>
    </style:style>
    <style:style style:name="T12" style:family="text">
      <style:text-properties fo:color="#000000" loext:opacity="100%" style:font-name="LiberationSerif1" fo:font-size="7.19999980926514pt" style:font-size-asian="7.19999980926514pt" style:font-name-complex="LiberationSerif1" style:font-size-complex="7.19999980926514pt"/>
    </style:style>
    <style:style style:name="T13" style:family="text">
      <style:text-properties fo:color="#000000" loext:opacity="100%" style:font-name="LiberationSerif1" fo:font-size="12pt" fo:font-style="italic" style:font-size-asian="12pt" style:font-name-complex="LiberationSerif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917cm" svg:height="0.615cm" svg:x="2.004cm" svg:y="2.003cm">
          <draw:text-box>
            <text:p text:style-name="P1"><text:span text:style-name="T1">Iteračné metódy</text:span></text:p>
          </draw:text-box>
        </draw:frame>
        <draw:frame draw:style-name="gr2" draw:text-style-name="P3" draw:layer="layout" svg:width="8.054cm" svg:height="0.581cm" svg:x="2.004cm" svg:y="3.193cm">
          <draw:text-box>
            <text:p text:style-name="P1"><text:span text:style-name="T2">Zadanie:</text:span><text:span text:style-name="T3"> </text:span><text:span text:style-name="T4">riešime sústavu Ax=b</text:span></text:p>
          </draw:text-box>
        </draw:frame>
        <draw:frame draw:style-name="gr2" draw:text-style-name="P3" draw:layer="layout" svg:width="2.301cm" svg:height="0.581cm" svg:x="2.004cm" svg:y="4.343cm">
          <draw:text-box>
            <text:p text:style-name="P1"><text:span text:style-name="T2">Postup:</text:span><text:span text:style-name="T4"> </text:span></text:p>
          </draw:text-box>
        </draw:frame>
        <draw:frame draw:style-name="gr2" draw:text-style-name="P3" draw:layer="layout" svg:width="4.972cm" svg:height="0.581cm" svg:x="2.004cm" svg:y="4.918cm">
          <draw:text-box>
            <text:p text:style-name="P1"><text:span text:style-name="T4">1. Inicializácia x = x</text:span></text:p>
          </draw:text-box>
        </draw:frame>
        <draw:frame draw:style-name="gr3" draw:text-style-name="P4" draw:layer="layout" svg:width="0.285cm" svg:height="0.336cm" svg:x="6.957cm" svg:y="5.161cm">
          <draw:text-box>
            <text:p text:style-name="P1"><text:span text:style-name="T5">0</text:span></text:p>
          </draw:text-box>
        </draw:frame>
        <draw:frame draw:style-name="gr2" draw:text-style-name="P3" draw:layer="layout" svg:width="9.455cm" svg:height="0.581cm" svg:x="2.004cm" svg:y="5.493cm">
          <draw:text-box>
            <text:p text:style-name="P1"><text:span text:style-name="T4">2. Upresňovanie hodnoty v iteráciach:</text:span></text:p>
          </draw:text-box>
        </draw:frame>
        <draw:frame draw:style-name="gr2" draw:text-style-name="P3" draw:layer="layout" svg:width="0.493cm" svg:height="0.581cm" svg:x="2.004cm" svg:y="6.068cm">
          <draw:text-box>
            <text:p text:style-name="P1"><text:span text:style-name="T4">x</text:span></text:p>
          </draw:text-box>
        </draw:frame>
        <draw:frame draw:style-name="gr3" draw:text-style-name="P4" draw:layer="layout" svg:width="0.59cm" svg:height="0.336cm" svg:x="2.297cm" svg:y="6.311cm">
          <draw:text-box>
            <text:p text:style-name="P1"><text:span text:style-name="T5">k+1</text:span></text:p>
          </draw:text-box>
        </draw:frame>
        <draw:frame draw:style-name="gr2" draw:text-style-name="P3" draw:layer="layout" svg:width="1.069cm" svg:height="0.581cm" svg:x="2.886cm" svg:y="6.068cm">
          <draw:text-box>
            <text:p text:style-name="P1"><text:span text:style-name="T4"><text:s/></text:span><text:span text:style-name="T4">= B</text:span></text:p>
          </draw:text-box>
        </draw:frame>
        <draw:frame draw:style-name="gr3" draw:text-style-name="P4" draw:layer="layout" svg:width="0.285cm" svg:height="0.336cm" svg:x="3.951cm" svg:y="6.311cm">
          <draw:text-box>
            <text:p text:style-name="P1"><text:span text:style-name="T5">k</text:span></text:p>
          </draw:text-box>
        </draw:frame>
        <draw:frame draw:style-name="gr2" draw:text-style-name="P3" draw:layer="layout" svg:width="0.544cm" svg:height="0.581cm" svg:x="4.117cm" svg:y="6.068cm">
          <draw:text-box>
            <text:p text:style-name="P1"><text:span text:style-name="T4">*x</text:span></text:p>
          </draw:text-box>
        </draw:frame>
        <draw:frame draw:style-name="gr3" draw:text-style-name="P4" draw:layer="layout" svg:width="0.285cm" svg:height="0.336cm" svg:x="4.657cm" svg:y="6.311cm">
          <draw:text-box>
            <text:p text:style-name="P1"><text:span text:style-name="T5">k</text:span></text:p>
          </draw:text-box>
        </draw:frame>
        <draw:frame draw:style-name="gr2" draw:text-style-name="P3" draw:layer="layout" svg:width="0.688cm" svg:height="0.581cm" svg:x="4.822cm" svg:y="6.068cm">
          <draw:text-box>
            <text:p text:style-name="P1"><text:span text:style-name="T4">+c</text:span></text:p>
          </draw:text-box>
        </draw:frame>
        <draw:frame draw:style-name="gr3" draw:text-style-name="P4" draw:layer="layout" svg:width="0.285cm" svg:height="0.336cm" svg:x="5.51cm" svg:y="6.311cm">
          <draw:text-box>
            <text:p text:style-name="P1"><text:span text:style-name="T5">k</text:span></text:p>
          </draw:text-box>
        </draw:frame>
        <draw:frame draw:style-name="gr2" draw:text-style-name="P3" draw:layer="layout" svg:width="6.432cm" svg:height="0.581cm" svg:x="2.004cm" svg:y="7.218cm">
          <draw:text-box>
            <text:p text:style-name="P1"><text:span text:style-name="T6">Stacionárne metódy: </text:span><text:span text:style-name="T4">B=B</text:span></text:p>
          </draw:text-box>
        </draw:frame>
        <draw:frame draw:style-name="gr3" draw:text-style-name="P4" draw:layer="layout" svg:width="0.285cm" svg:height="0.336cm" svg:x="8.421cm" svg:y="7.461cm">
          <draw:text-box>
            <text:p text:style-name="P1"><text:span text:style-name="T5">k</text:span></text:p>
          </draw:text-box>
        </draw:frame>
        <draw:frame draw:style-name="gr2" draw:text-style-name="P3" draw:layer="layout" svg:width="1.272cm" svg:height="0.581cm" svg:x="8.587cm" svg:y="7.218cm">
          <draw:text-box>
            <text:p text:style-name="P1"><text:span text:style-name="T4">, c=c</text:span></text:p>
          </draw:text-box>
        </draw:frame>
        <draw:frame draw:style-name="gr3" draw:text-style-name="P4" draw:layer="layout" svg:width="0.285cm" svg:height="0.336cm" svg:x="9.857cm" svg:y="7.461cm">
          <draw:text-box>
            <text:p text:style-name="P1"><text:span text:style-name="T5">k</text:span></text:p>
          </draw:text-box>
        </draw:frame>
        <draw:frame draw:style-name="gr2" draw:text-style-name="P3" draw:layer="layout" svg:width="7.102cm" svg:height="0.581cm" svg:x="10.022cm" svg:y="7.218cm">
          <draw:text-box>
            <text:p text:style-name="P1"><text:span text:style-name="T4"><text:s/></text:span><text:span text:style-name="T4">matica a vektor sa nemenia</text:span></text:p>
          </draw:text-box>
        </draw:frame>
        <draw:frame draw:style-name="gr2" draw:text-style-name="P3" draw:layer="layout" svg:width="8.469cm" svg:height="0.581cm" svg:x="2.004cm" svg:y="8.368cm">
          <draw:text-box>
            <text:p text:style-name="P1"><text:span text:style-name="T2">Prehľad stacionárnych metód:</text:span></text:p>
          </draw:text-box>
        </draw:frame>
        <draw:frame draw:style-name="gr2" draw:text-style-name="P3" draw:layer="layout" svg:width="0.493cm" svg:height="0.581cm" svg:x="9.095cm" svg:y="9.719cm">
          <draw:text-box>
            <text:p text:style-name="P1"><text:span text:style-name="T7">B</text:span></text:p>
          </draw:text-box>
        </draw:frame>
        <draw:frame draw:style-name="gr2" draw:text-style-name="P3" draw:layer="layout" svg:width="0.493cm" svg:height="0.581cm" svg:x="14.965cm" svg:y="9.719cm">
          <draw:text-box>
            <text:p text:style-name="P1"><text:span text:style-name="T7">c</text:span></text:p>
          </draw:text-box>
        </draw:frame>
        <draw:frame draw:style-name="gr2" draw:text-style-name="P3" draw:layer="layout" svg:width="4.752cm" svg:height="0.581cm" svg:x="1.785cm" svg:y="10.697cm">
          <draw:text-box>
            <text:p text:style-name="P1"><text:span text:style-name="T7">PROSTÁ ITERACE</text:span></text:p>
          </draw:text-box>
        </draw:frame>
        <draw:frame draw:style-name="gr2" draw:text-style-name="P3" draw:layer="layout" svg:width="0.667cm" svg:height="0.581cm" svg:x="9.095cm" svg:y="10.697cm">
          <draw:text-box>
            <text:p text:style-name="P1"><text:span text:style-name="T4">I-A</text:span></text:p>
          </draw:text-box>
        </draw:frame>
        <draw:frame draw:style-name="gr2" draw:text-style-name="P3" draw:layer="layout" svg:width="0.493cm" svg:height="0.581cm" svg:x="14.965cm" svg:y="10.697cm">
          <draw:text-box>
            <text:p text:style-name="P1"><text:span text:style-name="T4">b</text:span></text:p>
          </draw:text-box>
        </draw:frame>
        <draw:frame draw:style-name="gr2" draw:text-style-name="P3" draw:layer="layout" svg:width="1.941cm" svg:height="0.581cm" svg:x="1.785cm" svg:y="11.674cm">
          <draw:text-box>
            <text:p text:style-name="P1"><text:span text:style-name="T7">JAKOBI</text:span></text:p>
          </draw:text-box>
        </draw:frame>
        <draw:frame draw:style-name="gr2" draw:text-style-name="P3" draw:layer="layout" svg:width="3.389cm" svg:height="0.581cm" svg:x="9.095cm" svg:y="11.674cm">
          <draw:text-box>
            <text:p text:style-name="P1"><text:span text:style-name="T4">-inv(D)*(L+U)</text:span></text:p>
          </draw:text-box>
        </draw:frame>
        <draw:frame draw:style-name="gr2" draw:text-style-name="P3" draw:layer="layout" svg:width="2.081cm" svg:height="0.581cm" svg:x="14.965cm" svg:y="11.674cm">
          <draw:text-box>
            <text:p text:style-name="P1"><text:span text:style-name="T4">inv(D)*b</text:span></text:p>
          </draw:text-box>
        </draw:frame>
        <draw:frame draw:style-name="gr2" draw:text-style-name="P3" draw:layer="layout" svg:width="4.062cm" svg:height="0.581cm" svg:x="1.785cm" svg:y="12.651cm">
          <draw:text-box>
            <text:p text:style-name="P1"><text:span text:style-name="T7">GAUSS-SEIDEL</text:span></text:p>
          </draw:text-box>
        </draw:frame>
        <draw:frame draw:style-name="gr2" draw:text-style-name="P3" draw:layer="layout" svg:width="2.999cm" svg:height="0.581cm" svg:x="9.095cm" svg:y="12.651cm">
          <draw:text-box>
            <text:p text:style-name="P1"><text:span text:style-name="T4">-inv(D+L)*U</text:span></text:p>
          </draw:text-box>
        </draw:frame>
        <draw:frame draw:style-name="gr2" draw:text-style-name="P3" draw:layer="layout" svg:width="2.771cm" svg:height="0.581cm" svg:x="14.965cm" svg:y="12.651cm">
          <draw:text-box>
            <text:p text:style-name="P1"><text:span text:style-name="T4">inv(D+L)*b</text:span></text:p>
          </draw:text-box>
        </draw:frame>
        <draw:frame draw:style-name="gr2" draw:text-style-name="P3" draw:layer="layout" svg:width="5.37cm" svg:height="0.581cm" svg:x="1.785cm" svg:y="13.628cm">
          <draw:text-box>
            <text:p text:style-name="P1"><text:span text:style-name="T7">SUPER RELAXAČNÁ</text:span></text:p>
          </draw:text-box>
        </draw:frame>
        <draw:frame draw:style-name="gr2" draw:text-style-name="P3" draw:layer="layout" svg:width="2.999cm" svg:height="0.581cm" svg:x="9.095cm" svg:y="13.628cm">
          <draw:text-box>
            <text:p text:style-name="P1"><text:span text:style-name="T4">-inv(D+L)*U</text:span></text:p>
          </draw:text-box>
        </draw:frame>
        <draw:frame draw:style-name="gr2" draw:text-style-name="P3" draw:layer="layout" svg:width="2.771cm" svg:height="0.581cm" svg:x="14.965cm" svg:y="13.628cm">
          <draw:text-box>
            <text:p text:style-name="P1"><text:span text:style-name="T4">inv(D+L)*b</text:span></text:p>
          </draw:text-box>
        </draw:frame>
        <draw:frame draw:style-name="gr2" draw:text-style-name="P3" draw:layer="layout" svg:width="3.545cm" svg:height="0.581cm" svg:x="2.004cm" svg:y="15.554cm">
          <draw:text-box>
            <text:p text:style-name="P1"><text:span text:style-name="T4">A = D + L + U</text:span></text:p>
          </draw:text-box>
        </draw:frame>
        <draw:frame draw:style-name="gr2" draw:text-style-name="P3" draw:layer="layout" svg:width="5.48cm" svg:height="0.581cm" svg:x="2.004cm" svg:y="16.129cm">
          <draw:text-box>
            <text:p text:style-name="P1"><text:span text:style-name="T4">D - diagonálna matica</text:span></text:p>
          </draw:text-box>
        </draw:frame>
        <draw:frame draw:style-name="gr2" draw:text-style-name="P3" draw:layer="layout" svg:width="11.326cm" svg:height="0.581cm" svg:x="2.004cm" svg:y="16.704cm">
          <draw:text-box>
            <text:p text:style-name="P1"><text:span text:style-name="T4">L - dolná trojuholníková matica bez diagonály</text:span></text:p>
          </draw:text-box>
        </draw:frame>
        <draw:frame draw:style-name="gr2" draw:text-style-name="P3" draw:layer="layout" svg:width="9.696cm" svg:height="0.581cm" svg:x="2.004cm" svg:y="17.279cm">
          <draw:text-box>
            <text:p text:style-name="P1"><text:span text:style-name="T4">U – horná trojuholníková bez diagonály</text:span></text:p>
          </draw:text-box>
        </draw:frame>
        <draw:frame draw:style-name="gr2" draw:text-style-name="P3" draw:layer="layout" svg:width="11.788cm" svg:height="0.581cm" svg:x="2.004cm" svg:y="19.004cm">
          <draw:text-box>
            <text:p text:style-name="P1"><text:span text:style-name="T4">Pri super relaxačnej metóde ešte upravujeme x</text:span></text:p>
          </draw:text-box>
        </draw:frame>
        <draw:frame draw:style-name="gr3" draw:text-style-name="P4" draw:layer="layout" svg:width="0.59cm" svg:height="0.336cm" svg:x="13.737cm" svg:y="19.247cm">
          <draw:text-box>
            <text:p text:style-name="P1"><text:span text:style-name="T5">k+1</text:span></text:p>
          </draw:text-box>
        </draw:frame>
        <draw:frame draw:style-name="gr2" draw:text-style-name="P3" draw:layer="layout" svg:width="0.709cm" svg:height="0.581cm" svg:x="14.326cm" svg:y="19.004cm">
          <draw:text-box>
            <text:p text:style-name="P1"><text:span text:style-name="T4">=x</text:span></text:p>
          </draw:text-box>
        </draw:frame>
        <draw:frame draw:style-name="gr3" draw:text-style-name="P4" draw:layer="layout" svg:width="0.285cm" svg:height="0.336cm" svg:x="15.032cm" svg:y="19.247cm">
          <draw:text-box>
            <text:p text:style-name="P1"><text:span text:style-name="T5">k</text:span></text:p>
          </draw:text-box>
        </draw:frame>
        <draw:frame draw:style-name="gr2" draw:text-style-name="P3" draw:layer="layout" svg:width="1.568cm" svg:height="0.581cm" svg:x="15.198cm" svg:y="19.004cm">
          <draw:text-box>
            <text:p text:style-name="P1"><text:span text:style-name="T4">+ω*(x</text:span></text:p>
          </draw:text-box>
        </draw:frame>
        <draw:frame draw:style-name="gr3" draw:text-style-name="P4" draw:layer="layout" svg:width="0.59cm" svg:height="0.336cm" svg:x="16.757cm" svg:y="19.247cm">
          <draw:text-box>
            <text:p text:style-name="P1"><text:span text:style-name="T5">k+1</text:span></text:p>
          </draw:text-box>
        </draw:frame>
        <draw:frame draw:style-name="gr2" draw:text-style-name="P3" draw:layer="layout" svg:width="0.493cm" svg:height="0.581cm" svg:x="17.343cm" svg:y="19.004cm">
          <draw:text-box>
            <text:p text:style-name="P1"><text:span text:style-name="T4">-x</text:span></text:p>
          </draw:text-box>
        </draw:frame>
        <draw:frame draw:style-name="gr3" draw:text-style-name="P4" draw:layer="layout" svg:width="0.285cm" svg:height="0.336cm" svg:x="17.815cm" svg:y="19.247cm">
          <draw:text-box>
            <text:p text:style-name="P1"><text:span text:style-name="T5">k</text:span></text:p>
          </draw:text-box>
        </draw:frame>
        <draw:frame draw:style-name="gr2" draw:text-style-name="P3" draw:layer="layout" svg:width="0.51cm" svg:height="0.581cm" svg:x="17.981cm" svg:y="19.004cm">
          <draw:text-box>
            <text:p text:style-name="P1"><text:span text:style-name="T4">), </text:span></text:p>
          </draw:text-box>
        </draw:frame>
        <draw:frame draw:style-name="gr2" draw:text-style-name="P3" draw:layer="layout" svg:width="5.785cm" svg:height="0.581cm" svg:x="2.004cm" svg:y="19.601cm">
          <draw:text-box>
            <text:p text:style-name="P1"><text:span text:style-name="T4">kde ω∈(0,2), optimum </text:span></text:p>
          </draw:text-box>
        </draw:frame>
        <draw:frame draw:style-name="gr4" draw:text-style-name="P5" draw:layer="layout" svg:width="0.422cm" svg:height="0.422cm" svg:x="8.158cm" svg:y="19.762cm">
          <draw:text-box>
            <text:p text:style-name="P1"><text:span text:style-name="T8">ω</text:span></text:p>
          </draw:text-box>
        </draw:frame>
        <draw:frame draw:style-name="gr4" draw:text-style-name="P6" draw:layer="layout" svg:width="0.422cm" svg:height="0.422cm" svg:x="8.396cm" svg:y="19.762cm">
          <draw:text-box>
            <text:p text:style-name="P1"><text:span text:style-name="T9">=</text:span></text:p>
          </draw:text-box>
        </draw:frame>
        <draw:frame draw:style-name="gr4" draw:text-style-name="P6" draw:layer="layout" svg:width="0.422cm" svg:height="0.471cm" svg:x="8.738cm" svg:y="19.678cm">
          <draw:text-box>
            <text:p text:style-name="P1"><text:span text:style-name="T10">2</text:span></text:p>
          </draw:text-box>
        </draw:frame>
        <draw:frame draw:style-name="gr4" draw:text-style-name="P6" draw:layer="layout" svg:width="0.422cm" svg:height="0.422cm" svg:x="8.978cm" svg:y="19.762cm">
          <draw:text-box>
            <text:p text:style-name="P1"><text:span text:style-name="T9">/(</text:span></text:p>
          </draw:text-box>
        </draw:frame>
        <draw:frame draw:style-name="gr4" draw:text-style-name="P6" draw:layer="layout" svg:width="0.422cm" svg:height="0.471cm" svg:x="9.267cm" svg:y="19.678cm">
          <draw:text-box>
            <text:p text:style-name="P1"><text:span text:style-name="T10">1</text:span></text:p>
          </draw:text-box>
        </draw:frame>
        <draw:frame draw:style-name="gr4" draw:text-style-name="P6" draw:layer="layout" svg:width="0.422cm" svg:height="0.422cm" svg:x="9.507cm" svg:y="19.762cm">
          <draw:text-box>
            <text:p text:style-name="P1"><text:span text:style-name="T9">+</text:span></text:p>
          </draw:text-box>
        </draw:frame>
        <draw:polygon draw:style-name="gr5" draw:text-style-name="P7" draw:layer="layout" svg:width="1.565cm" svg:height="0.015cm" svg:x="10.009cm" svg:y="19.605cm" svg:viewBox="0 0 1566 16" draw:points="0,16 1566,16 1566,0 0,0">
          <text:p/>
        </draw:polygon>
        <draw:frame draw:style-name="gr6" draw:text-style-name="P8" draw:layer="layout" svg:width="0.421cm" svg:height="0.616cm" svg:x="9.772cm" svg:y="19.68cm">
          <draw:text-box>
            <text:p text:style-name="P1"><text:span text:style-name="T11">√</text:span></text:p>
          </draw:text-box>
        </draw:frame>
        <draw:frame draw:style-name="gr4" draw:text-style-name="P6" draw:layer="layout" svg:width="0.422cm" svg:height="0.471cm" svg:x="10.037cm" svg:y="19.678cm">
          <draw:text-box>
            <text:p text:style-name="P1"><text:span text:style-name="T10">1</text:span></text:p>
          </draw:text-box>
        </draw:frame>
        <draw:frame draw:style-name="gr4" draw:text-style-name="P6" draw:layer="layout" svg:width="0.422cm" svg:height="0.422cm" svg:x="10.248cm" svg:y="19.762cm">
          <draw:text-box>
            <text:p text:style-name="P1"><text:span text:style-name="T9">−</text:span></text:p>
          </draw:text-box>
        </draw:frame>
        <draw:frame draw:style-name="gr4" draw:text-style-name="P5" draw:layer="layout" svg:width="0.422cm" svg:height="0.422cm" svg:x="10.669cm" svg:y="19.762cm">
          <draw:text-box>
            <text:p text:style-name="P1"><text:span text:style-name="T8">ρ</text:span></text:p>
          </draw:text-box>
        </draw:frame>
        <draw:frame draw:style-name="gr7" draw:text-style-name="P9" draw:layer="layout" svg:width="0.253cm" svg:height="0.28cm" svg:x="10.83cm" svg:y="19.618cm">
          <draw:text-box>
            <text:p text:style-name="P1"><text:span text:style-name="T12">2</text:span></text:p>
          </draw:text-box>
        </draw:frame>
        <draw:frame draw:style-name="gr4" draw:text-style-name="P6" draw:layer="layout" svg:width="0.422cm" svg:height="0.422cm" svg:x="10.989cm" svg:y="19.762cm">
          <draw:text-box>
            <text:p text:style-name="P1"><text:span text:style-name="T9">(</text:span></text:p>
          </draw:text-box>
        </draw:frame>
        <draw:frame draw:style-name="gr4" draw:text-style-name="P6" draw:layer="layout" svg:width="0.422cm" svg:height="0.471cm" svg:x="11.148cm" svg:y="19.678cm">
          <draw:text-box>
            <text:p text:style-name="P1"><text:span text:style-name="T13">B</text:span></text:p>
          </draw:text-box>
        </draw:frame>
        <draw:frame draw:style-name="gr4" draw:text-style-name="P6" draw:layer="layout" svg:width="0.422cm" svg:height="0.422cm" svg:x="11.441cm" svg:y="19.762cm">
          <draw:text-box>
            <text:p text:style-name="P1"><text:span text:style-name="T9">))</text:span></text:p>
          </draw:text-box>
        </draw:frame>
        <draw:custom-shape draw:style-name="gr8" draw:text-style-name="P10" draw:layer="layout" svg:width="16.25cm" svg:height="1cm" svg:x="1.8cm" svg:y="1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7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08T11:20:20.746675587</dc:date>
    <meta:editing-duration>PT1M6S</meta:editing-duration>
    <meta:editing-cycles>1</meta:editing-cycles>
    <meta:document-statistic meta:object-count="64"/>
    <meta:generator>LibreOffice/7.2.6.2$Linux_X86_64 LibreOffice_project/20$Build-2</meta:generator>
  </office:meta>
</office:document-meta>
</file>